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name-asian="WenQuanYi Micro Hei" style:font-size-asian="14pt" style:font-size-complex="14pt"/>
    </style:style>
    <style:style style:name="P2" style:family="paragraph" style:parent-style-name="Standard">
      <style:text-properties fo:font-size="14pt" officeooo:paragraph-rsid="0028c6e1" style:font-name-asian="WenQuanYi Micro Hei" style:font-size-asian="14pt" style:font-size-complex="14pt"/>
    </style:style>
    <style:style style:name="P3" style:family="paragraph" style:parent-style-name="Standard">
      <style:text-properties fo:font-size="14pt" officeooo:paragraph-rsid="0030203f" style:font-name-asian="WenQuanYi Micro Hei" style:font-size-asian="14pt" style:font-size-complex="14pt"/>
    </style:style>
    <style:style style:name="P4" style:family="paragraph" style:parent-style-name="Standard">
      <style:text-properties fo:font-size="14pt" officeooo:paragraph-rsid="0032ca2d" style:font-name-asian="WenQuanYi Micro Hei" style:font-size-asian="14pt" style:font-size-complex="14pt"/>
    </style:style>
    <style:style style:name="P5" style:family="paragraph" style:parent-style-name="Standard">
      <style:text-properties fo:font-size="14pt" officeooo:paragraph-rsid="0043172d" style:font-name-asian="WenQuanYi Micro Hei" style:font-size-asian="14pt" style:font-size-complex="14pt"/>
    </style:style>
    <style:style style:name="P6" style:family="paragraph" style:parent-style-name="Standard">
      <style:text-properties fo:font-size="14pt" officeooo:rsid="0022aebe" style:font-name-asian="WenQuanYi Micro Hei" style:font-size-asian="14pt" style:font-size-complex="14pt"/>
    </style:style>
    <style:style style:name="P7" style:family="paragraph" style:parent-style-name="Standard">
      <style:text-properties fo:font-size="14pt" officeooo:rsid="0026eda1" style:font-name-asian="WenQuanYi Micro Hei" style:font-size-asian="14pt" style:font-size-complex="14pt"/>
    </style:style>
    <style:style style:name="P8" style:family="paragraph" style:parent-style-name="Standard">
      <style:text-properties fo:font-size="14pt" officeooo:rsid="00312452" officeooo:paragraph-rsid="00312452" style:font-name-asian="WenQuanYi Micro Hei" style:font-size-asian="14pt" style:font-size-complex="14pt"/>
    </style:style>
    <style:style style:name="P9" style:family="paragraph" style:parent-style-name="Standard">
      <style:text-properties fo:font-size="14pt" officeooo:rsid="0041648c" officeooo:paragraph-rsid="0028c6e1" style:font-name-asian="WenQuanYi Micro Hei" style:font-size-asian="14pt" style:font-size-complex="14pt"/>
    </style:style>
    <style:style style:name="P10" style:family="paragraph" style:parent-style-name="Standard">
      <style:text-properties fo:font-size="14pt" officeooo:rsid="0038a06e" officeooo:paragraph-rsid="0028c6e1" style:font-name-asian="WenQuanYi Micro Hei" style:font-size-asian="14pt" style:font-size-complex="14pt"/>
    </style:style>
    <style:style style:name="P11" style:family="paragraph" style:parent-style-name="Standard">
      <style:text-properties fo:font-size="14pt" officeooo:rsid="0043172d" officeooo:paragraph-rsid="0043172d" style:font-name-asian="WenQuanYi Micro Hei" style:font-size-asian="14pt" style:font-size-complex="14pt"/>
    </style:style>
    <style:style style:name="P12" style:family="paragraph" style:parent-style-name="Standard">
      <style:text-properties fo:font-size="14pt" officeooo:rsid="0043172d" officeooo:paragraph-rsid="0048503c" style:font-name-asian="WenQuanYi Micro Hei" style:font-size-asian="14pt" style:font-size-complex="14pt"/>
    </style:style>
    <style:style style:name="P13" style:family="paragraph" style:parent-style-name="Standard">
      <style:text-properties fo:font-size="14pt" officeooo:rsid="003ba9ce" officeooo:paragraph-rsid="0028c6e1" style:font-name-asian="WenQuanYi Micro Hei" style:font-size-asian="14pt" style:font-size-complex="14pt"/>
    </style:style>
    <style:style style:name="P14" style:family="paragraph" style:parent-style-name="Standard">
      <style:text-properties fo:font-size="14pt" officeooo:rsid="00290dee" officeooo:paragraph-rsid="0028c6e1" style:font-name-asian="WenQuanYi Micro Hei" style:font-size-asian="14pt" style:font-size-complex="14pt"/>
    </style:style>
    <style:style style:name="P15" style:family="paragraph" style:parent-style-name="Standard">
      <style:text-properties fo:font-size="14pt" officeooo:rsid="00290dee" officeooo:paragraph-rsid="0062a65a" style:font-name-asian="WenQuanYi Micro Hei" style:font-size-asian="14pt" style:font-size-complex="14pt"/>
    </style:style>
    <style:style style:name="P16" style:family="paragraph" style:parent-style-name="Standard">
      <style:text-properties fo:font-size="14pt" fo:font-style="italic" officeooo:rsid="00290dee" officeooo:paragraph-rsid="008797ef" style:font-name-asian="WenQuanYi Micro Hei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background-color="#e6e6ff">
        <style:background-image/>
      </style:paragraph-properties>
      <style:text-properties fo:font-size="12pt" officeooo:rsid="00308ee6" officeooo:paragraph-rsid="00308ee6" style:font-name-asian="WenQuanYi Micro Hei" style:font-size-asian="12pt" style:font-size-complex="12pt"/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fo:font-size="12pt" officeooo:rsid="004c2067" officeooo:paragraph-rsid="004c2067" style:font-name-asian="WenQuanYi Micro Hei" style:font-size-asian="12pt" style:font-size-complex="12pt"/>
    </style:style>
    <style:style style:name="P19" style:family="paragraph" style:parent-style-name="Standard">
      <style:paragraph-properties fo:background-color="#e6e6ff">
        <style:background-image/>
      </style:paragraph-properties>
      <style:text-properties fo:font-size="12pt" officeooo:rsid="00530b08" officeooo:paragraph-rsid="00530b08" style:font-name-asian="WenQuanYi Micro Hei" style:font-size-asian="12pt" style:font-size-complex="12pt"/>
    </style:style>
    <style:style style:name="P20" style:family="paragraph" style:parent-style-name="Standard">
      <style:paragraph-properties fo:background-color="#e6e6ff">
        <style:background-image/>
      </style:paragraph-properties>
      <style:text-properties fo:font-size="12pt" officeooo:rsid="006ffc4f" officeooo:paragraph-rsid="006ffc4f" style:font-name-asian="WenQuanYi Micro Hei" style:font-size-asian="12pt" style:font-size-complex="12pt"/>
    </style:style>
    <style:style style:name="P21" style:family="paragraph" style:parent-style-name="Standard">
      <style:paragraph-properties fo:background-color="#e6e6ff">
        <style:background-image/>
      </style:paragraph-properties>
      <style:text-properties fo:font-size="12pt" officeooo:rsid="00547113" officeooo:paragraph-rsid="00547113" style:font-name-asian="WenQuanYi Micro Hei" style:font-size-asian="12pt" style:font-size-complex="12pt"/>
    </style:style>
    <style:style style:name="P22" style:family="paragraph" style:parent-style-name="Standard">
      <style:paragraph-properties fo:background-color="#e6e6ff">
        <style:background-image/>
      </style:paragraph-properties>
      <style:text-properties fo:font-size="12pt" officeooo:rsid="0070f553" officeooo:paragraph-rsid="0070f553" style:font-name-asian="WenQuanYi Micro Hei" style:font-size-asian="12pt" style:font-size-complex="12pt"/>
    </style:style>
    <style:style style:name="P23" style:family="paragraph" style:parent-style-name="Standard">
      <style:paragraph-properties fo:background-color="#e6e6ff">
        <style:background-image/>
      </style:paragraph-properties>
      <style:text-properties fo:font-size="12pt" officeooo:rsid="006d7052" officeooo:paragraph-rsid="006d7052" style:font-name-asian="WenQuanYi Micro Hei" style:font-size-asian="12pt" style:font-size-complex="12pt"/>
    </style:style>
    <style:style style:name="P24" style:family="paragraph" style:parent-style-name="Standard">
      <style:paragraph-properties fo:background-color="#e6e6ff">
        <style:background-image/>
      </style:paragraph-properties>
      <style:text-properties fo:font-size="12pt" officeooo:rsid="005cc56e" officeooo:paragraph-rsid="005cc56e" style:font-name-asian="WenQuanYi Micro Hei" style:font-size-asian="12pt" style:font-size-complex="12pt"/>
    </style:style>
    <style:style style:name="P25" style:family="paragraph" style:parent-style-name="Standard">
      <style:text-properties fo:font-size="14pt" officeooo:rsid="0062a65a" officeooo:paragraph-rsid="0062a65a" style:font-name-asian="WenQuanYi Micro Hei" style:font-size-asian="14pt" style:font-size-complex="14pt"/>
    </style:style>
    <style:style style:name="P26" style:family="paragraph" style:parent-style-name="Standard">
      <style:text-properties fo:font-size="14pt" officeooo:rsid="0076ee82" officeooo:paragraph-rsid="0062a65a" style:font-name-asian="WenQuanYi Micro Hei" style:font-size-asian="14pt" style:font-size-complex="14pt"/>
    </style:style>
    <style:style style:name="P27" style:family="paragraph" style:parent-style-name="Standard">
      <style:text-properties fo:font-size="14pt" officeooo:rsid="0084c1dc" officeooo:paragraph-rsid="0062a65a" style:font-name-asian="WenQuanYi Micro Hei" style:font-size-asian="14pt" style:font-size-complex="14pt"/>
    </style:style>
    <style:style style:name="T1" style:family="text">
      <style:text-properties officeooo:rsid="0022aebe"/>
    </style:style>
    <style:style style:name="T2" style:family="text">
      <style:text-properties officeooo:rsid="00240261"/>
    </style:style>
    <style:style style:name="T3" style:family="text">
      <style:text-properties officeooo:rsid="00259da1"/>
    </style:style>
    <style:style style:name="T4" style:family="text">
      <style:text-properties officeooo:rsid="0026eda1"/>
    </style:style>
    <style:style style:name="T5" style:family="text">
      <style:text-properties officeooo:rsid="0028c6e1"/>
    </style:style>
    <style:style style:name="T6" style:family="text">
      <style:text-properties officeooo:rsid="00290dee"/>
    </style:style>
    <style:style style:name="T7" style:family="text">
      <style:text-properties officeooo:rsid="002e2d04"/>
    </style:style>
    <style:style style:name="T8" style:family="text">
      <style:text-properties officeooo:rsid="002f4886"/>
    </style:style>
    <style:style style:name="T9" style:family="text">
      <style:text-properties officeooo:rsid="0030203f"/>
    </style:style>
    <style:style style:name="T10" style:family="text">
      <style:text-properties officeooo:rsid="003077c5"/>
    </style:style>
    <style:style style:name="T11" style:family="text">
      <style:text-properties officeooo:rsid="00312452"/>
    </style:style>
    <style:style style:name="T12" style:family="text">
      <style:text-properties officeooo:rsid="00349f7b"/>
    </style:style>
    <style:style style:name="T13" style:family="text">
      <style:text-properties officeooo:rsid="0035e063"/>
    </style:style>
    <style:style style:name="T14" style:family="text">
      <style:text-properties officeooo:rsid="0038a06e"/>
    </style:style>
    <style:style style:name="T15" style:family="text">
      <style:text-properties officeooo:rsid="0039fc8a"/>
    </style:style>
    <style:style style:name="T16" style:family="text">
      <style:text-properties officeooo:rsid="003ba9ce"/>
    </style:style>
    <style:style style:name="T17" style:family="text">
      <style:text-properties officeooo:rsid="003f6244"/>
    </style:style>
    <style:style style:name="T18" style:family="text">
      <style:text-properties officeooo:rsid="0041648c"/>
    </style:style>
    <style:style style:name="T19" style:family="text">
      <style:text-properties officeooo:rsid="0043172d"/>
    </style:style>
    <style:style style:name="T20" style:family="text">
      <style:text-properties officeooo:rsid="0044f71c"/>
    </style:style>
    <style:style style:name="T21" style:family="text">
      <style:text-properties officeooo:rsid="00467fc2"/>
    </style:style>
    <style:style style:name="T22" style:family="text">
      <style:text-properties officeooo:rsid="0048503c"/>
    </style:style>
    <style:style style:name="T23" style:family="text">
      <style:text-properties officeooo:rsid="004ad3b3"/>
    </style:style>
    <style:style style:name="T24" style:family="text">
      <style:text-properties officeooo:rsid="004c2067"/>
    </style:style>
    <style:style style:name="T25" style:family="text">
      <style:text-properties officeooo:rsid="005122d4"/>
    </style:style>
    <style:style style:name="T26" style:family="text">
      <style:text-properties officeooo:rsid="0052c918"/>
    </style:style>
    <style:style style:name="T27" style:family="text">
      <style:text-properties officeooo:rsid="00562fe6"/>
    </style:style>
    <style:style style:name="T28" style:family="text">
      <style:text-properties officeooo:rsid="00573026"/>
    </style:style>
    <style:style style:name="T29" style:family="text">
      <style:text-properties officeooo:rsid="0057a871"/>
    </style:style>
    <style:style style:name="T30" style:family="text">
      <style:text-properties officeooo:rsid="0057b287"/>
    </style:style>
    <style:style style:name="T31" style:family="text">
      <style:text-properties officeooo:rsid="00591d47"/>
    </style:style>
    <style:style style:name="T32" style:family="text">
      <style:text-properties officeooo:rsid="005c1c4a"/>
    </style:style>
    <style:style style:name="T33" style:family="text">
      <style:text-properties officeooo:rsid="005d0652"/>
    </style:style>
    <style:style style:name="T34" style:family="text">
      <style:text-properties officeooo:rsid="00609b42"/>
    </style:style>
    <style:style style:name="T35" style:family="text">
      <style:text-properties officeooo:rsid="006114a9"/>
    </style:style>
    <style:style style:name="T36" style:family="text">
      <style:text-properties officeooo:rsid="0062a65a"/>
    </style:style>
    <style:style style:name="T37" style:family="text">
      <style:text-properties officeooo:rsid="00651dd5"/>
    </style:style>
    <style:style style:name="T38" style:family="text">
      <style:text-properties officeooo:rsid="00669eda"/>
    </style:style>
    <style:style style:name="T39" style:family="text">
      <style:text-properties officeooo:rsid="0066bff9"/>
    </style:style>
    <style:style style:name="T40" style:family="text">
      <style:text-properties officeooo:rsid="0067ebbe"/>
    </style:style>
    <style:style style:name="T41" style:family="text">
      <style:text-properties officeooo:rsid="006901e1"/>
    </style:style>
    <style:style style:name="T42" style:family="text">
      <style:text-properties officeooo:rsid="006af770"/>
    </style:style>
    <style:style style:name="T43" style:family="text">
      <style:text-properties officeooo:rsid="00726180"/>
    </style:style>
    <style:style style:name="T44" style:family="text">
      <style:text-properties officeooo:rsid="0074017b"/>
    </style:style>
    <style:style style:name="T45" style:family="text">
      <style:text-properties officeooo:rsid="0076de9e"/>
    </style:style>
    <style:style style:name="T46" style:family="text">
      <style:text-properties officeooo:rsid="00780d89"/>
    </style:style>
    <style:style style:name="T47" style:family="text">
      <style:text-properties officeooo:rsid="0078c9f7"/>
    </style:style>
    <style:style style:name="T48" style:family="text">
      <style:text-properties officeooo:rsid="007c912c"/>
    </style:style>
    <style:style style:name="T49" style:family="text">
      <style:text-properties officeooo:rsid="007f1a80"/>
    </style:style>
    <style:style style:name="T50" style:family="text">
      <style:text-properties officeooo:rsid="007fdbaf"/>
    </style:style>
    <style:style style:name="T51" style:family="text">
      <style:text-properties officeooo:rsid="008021e6"/>
    </style:style>
    <style:style style:name="T52" style:family="text">
      <style:text-properties officeooo:rsid="0080eb03"/>
    </style:style>
    <style:style style:name="T53" style:family="text">
      <style:text-properties officeooo:rsid="00823688"/>
    </style:style>
    <style:style style:name="T54" style:family="text">
      <style:text-properties officeooo:rsid="00837ae0"/>
    </style:style>
    <style:style style:name="T55" style:family="text">
      <style:text-properties officeooo:rsid="0084c1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当python的基本功能无法满足要求，或者是为了保密源代码（.py）、遇到性能瓶颈时，我们常常要扩展python，扩展语言可以是C/C<text:span text:style-name="T1">++、Java、C#等。</text:span></text:p>
      <text:p text:style-name="P6"/>
      <text:p text:style-name="P1"><text:span text:style-name="T1">为python创建扩展需要三个主要</text:span><text:span text:style-name="T2">的步骤：创建应用程序代码</text:span><text:span text:style-name="T3">；利用样板来包装代码</text:span><text:span text:style-name="T4">；编译与测试。</text:span></text:p>
      <text:p text:style-name="P7"/>
      <text:p text:style-name="P2"><text:span text:style-name="T5">1、 </text:span><text:span text:style-name="T2">创建应用程序代码</text:span></text:p>
      <text:p text:style-name="P3"><text:span text:style-name="T2">我们创建一个C代码PythonEx.c</text:span><text:span text:style-name="T6">，实现两个函数fac</text:span><text:span text:style-name="T7">()和reverse()，分别用来求阶乘和逆转字符串</text:span><text:span text:style-name="T8">，test</text:span><text:span text:style-name="T9">()函数是用来测试</text:span><text:span text:style-name="T6">fac</text:span><text:span text:style-name="T7">()和reverse()基本功能的</text:span><text:span text:style-name="T10">，以防问题带入python。</text:span></text:p>
      <text:p text:style-name="P17">// PythonEx.c</text:p>
      <text:p text:style-name="P17">#include &lt;stdio.h&gt; </text:p>
      <text:p text:style-name="P17">#include &lt;stdlib.h&gt; </text:p>
      <text:p text:style-name="P17">#include &lt;string.h&gt; </text:p>
      <text:p text:style-name="P17"/>
      <text:p text:style-name="P17">int fac(int n) </text:p>
      <text:p text:style-name="P17">{ </text:p>
      <text:p text:style-name="P17"><text:tab/>if (n &lt; 2) { </text:p>
      <text:p text:style-name="P17"><text:tab/><text:tab/>return (1); </text:p>
      <text:p text:style-name="P17"><text:tab/>} </text:p>
      <text:p text:style-name="P17"><text:tab/>else { </text:p>
      <text:p text:style-name="P17"><text:tab/><text:tab/>return (n) * fac(n - 1); </text:p>
      <text:p text:style-name="P17"><text:tab/>} </text:p>
      <text:p text:style-name="P17">} </text:p>
      <text:p text:style-name="P17"/>
      <text:p text:style-name="P17">char* reverse(char *s) </text:p>
      <text:p text:style-name="P17">{ </text:p>
      <text:p text:style-name="P17"><text:tab/>register char t; </text:p>
      <text:p text:style-name="P17"><text:tab/>register char *p = s; </text:p>
      <text:p text:style-name="P17"><text:tab/>register char *q = (s + strlen(s) -1); </text:p>
      <text:p text:style-name="P17"/>
      <text:p text:style-name="P17"><text:tab/>while (p &lt; q) { </text:p>
      <text:p text:style-name="P17"><text:tab/><text:tab/>t = *p; </text:p>
      <text:p text:style-name="P17"><text:tab/><text:tab/>*p++ = *q; </text:p>
      <text:p text:style-name="P17"><text:tab/><text:tab/>*q-- = t; </text:p>
      <text:p text:style-name="P17"><text:tab/>} </text:p>
      <text:p text:style-name="P17"/>
      <text:p text:style-name="P17"><text:tab/>return s; </text:p>
      <text:p text:style-name="P17">} </text:p>
      <text:p text:style-name="P17"/>
      <text:p text:style-name="P17">int test() </text:p>
      <text:p text:style-name="P17">{ </text:p>
      <text:p text:style-name="P17"><text:tab/>char s[BUFSIZ]; </text:p>
      <text:p text:style-name="P17"/>
      <text:p text:style-name="P17"><text:tab/>printf("3! = %d\n", fac(3)); </text:p>
      <text:p text:style-name="P17"><text:tab/>printf("6! = %d\n", fac(6)); </text:p>
      <text:p text:style-name="P17"><text:tab/>printf("9! = %d\n", fac(9)); </text:p>
      <text:p text:style-name="P17"/>
      <text:p text:style-name="P17"><text:soft-page-break/><text:tab/>strcpy(s, "abcdefg"); </text:p>
      <text:p text:style-name="P17"><text:tab/>printf("'abcdefg' after reversing is '%s'\n", reverse(s)); </text:p>
      <text:p text:style-name="P17"><text:tab/>strcpy(s, "python"); </text:p>
      <text:p text:style-name="P17"><text:tab/>printf("'python' after reversing is '%s'\n", reverse(s)); </text:p>
      <text:p text:style-name="P17"/>
      <text:p text:style-name="P17"><text:tab/>return 0; </text:p>
      <text:p text:style-name="P17">}</text:p>
      <text:p text:style-name="P8"/>
      <text:p text:style-name="P4"><text:span text:style-name="T11">2、 </text:span><text:span text:style-name="T3">用样板包装代码</text:span></text:p>
      <text:p text:style-name="P2"><text:span text:style-name="T6">样板是扩展代码与python解释器之间进行交互的桥梁</text:span><text:span text:style-name="T12">，主要分为以下</text:span><text:span text:style-name="T13">4步</text:span><text:span text:style-name="T18">。</text:span></text:p>
      <text:p text:style-name="P9"/>
      <text:p text:style-name="P2"><text:span text:style-name="T13">a.包含python的头文件</text:span><text:span text:style-name="T14">。</text:span></text:p>
      <text:p text:style-name="P2"><text:span text:style-name="T14">找到python头文件位置</text:span><text:span text:style-name="T20">并确保编译器的访问权限</text:span><text:span text:style-name="T21">，然后在代码中inlcude这个头文件</text:span><text:span text:style-name="T24">，如下：</text:span></text:p>
      <text:p text:style-name="P18">#include “Python.h”</text:p>
      <text:p text:style-name="P10"/>
      <text:p text:style-name="P5"><text:span text:style-name="T14">b.为每个模块的每一个函数增加一个型如PyObject</text:span><text:span text:style-name="T15">* Module_func()的包装函数</text:span><text:span text:style-name="T19">。</text:span></text:p>
      <text:p text:style-name="P12"><text:span text:style-name="T22">这部分需要为所有想被python环境访问的函数都增加一个静态的函数，函数的返回值类型为PyObject*，函数名前面要加上模块名和一个下划线。包装函数的用处就是先把python的值传递给C，然后调用我们想要调用的相关函数，当这个函数完成要返回python的时候，把函数的计算结果转换成python的对象，然后返回给python。那么，在从python到C的转换就用PyArg_Parse*系列函数，在从C转到python的时候，就用Py_BuildValue</text:span><text:span text:style-name="T23">()函数。</text:span></text:p>
      <text:p text:style-name="P12"><text:span text:style-name="T23">下面我们包装fac</text:span><text:span text:style-name="T25">()和reverse()函数，假设其模块名为CustomPy</text:span><text:span text:style-name="T26">，如下：</text:span></text:p>
      <text:p text:style-name="P19">static PyObject* CustomPy_fac(PyObject *self, PyObject *args) </text:p>
      <text:p text:style-name="P19">{ </text:p>
      <text:p text:style-name="P19"><text:tab/>int num; </text:p>
      <text:p text:style-name="P19"><text:tab/>if (!PyArg_ParseTuple(args, "i", &amp;num)) { // i i.e. int-&gt;int </text:p>
      <text:p text:style-name="P19"><text:tab/><text:tab/>return NULL; </text:p>
      <text:p text:style-name="P19"><text:tab/>} </text:p>
      <text:p text:style-name="P19"><text:tab/>return (PyObject*)Py_BuildValue("i", fac(num)); // i i.e. int-&gt;int </text:p>
      <text:p text:style-name="P19">} </text:p>
      <text:p text:style-name="P19"/>
      <text:p text:style-name="P19">static PyObject* CustomPy_reverse(PyObject *self, PyObject *args) </text:p>
      <text:p text:style-name="P19">{ </text:p>
      <text:p text:style-name="P19"><text:tab/>char *orig_str; // original </text:p>
      <text:p text:style-name="P19"><text:tab/>char *dup_str; // reversed </text:p>
      <text:p text:style-name="P19"><text:tab/>PyObject *retval; </text:p>
      <text:p text:style-name="P19"><text:tab/>if (!PyArg_ParseTuple(args, "s", &amp;orig_str)) { // s i.e. str-&gt;char* </text:p>
      <text:p text:style-name="P19"><text:tab/><text:tab/>return NULL; </text:p>
      <text:p text:style-name="P19"><text:tab/>} </text:p>
      <text:p text:style-name="P19"><text:tab/>retval = (PyObject*)Py_BuildValue( </text:p>
      <text:p text:style-name="P19"><text:tab/><text:tab/><text:tab/>"ss", // s i.e. char*-&gt;str </text:p>
      <text:p text:style-name="P19"><text:tab/><text:tab/><text:tab/>orig_str, </text:p>
      <text:p text:style-name="P19"><text:tab/><text:tab/><text:tab/>dup_str = reverse(strdup(orig_str))); // strdup </text:p>
      <text:p text:style-name="P19"><text:soft-page-break/><text:tab/>free(dup_str); // free after strdup </text:p>
      <text:p text:style-name="P19"><text:tab/>return retval; // return tuple(orig_str, dup_str) </text:p>
      <text:p text:style-name="P19">}</text:p>
      <text:p text:style-name="P19"/>
      <text:p text:style-name="P20">static PyObject* CustomPy_test(PyObject *self, PyObject *args) </text:p>
      <text:p text:style-name="P20">{ </text:p>
      <text:p text:style-name="P20"><text:tab/>test(); </text:p>
      <text:p text:style-name="P20"><text:tab/>return (PyObject*)Py_BuildValue(""); </text:p>
      <text:p text:style-name="P20">}</text:p>
      <text:p text:style-name="P11"/>
      <text:p text:style-name="P2"><text:span text:style-name="T15">c.为每个模块增加一个型如PyMethodDef ModuleMethods</text:span><text:span text:style-name="T16">[]的数组。</text:span></text:p>
      <text:p text:style-name="P21">static PyMethodDef CustomPyMethods[] = { </text:p>
      <text:p text:style-name="P21"><text:tab/>{"fac", CustomPy_fac, METH_VARARGS}, </text:p>
      <text:p text:style-name="P21"><text:tab/>{"reverse", CustomPy_reverse, METH_VARARGS}, </text:p>
      <text:p text:style-name="P22"><text:tab/>{"test", CustomPy_test, METH_VARARGS}, </text:p>
      <text:p text:style-name="P21"><text:tab/>{NULL, NULL}, </text:p>
      <text:p text:style-name="P21">};</text:p>
      <text:p text:style-name="P13">完成包装函数后<text:span text:style-name="T27">，把他们加入到一个数组中</text:span><text:span text:style-name="T28">，以便于python解释器能够导入并调用它们</text:span><text:span text:style-name="T29">。每一个数组都包含了函数在python中的名字</text:span><text:span text:style-name="T30">、相应的包装函数的名字以及一个METH_VARARGS常量，这个常量表示参数以tuple形式传入</text:span><text:span text:style-name="T31">。最后是一个NULL数组表示列表结束</text:span><text:span text:style-name="T32">。</text:span></text:p>
      <text:p text:style-name="P13"/>
      <text:p text:style-name="P2"><text:span text:style-name="T16">d.增加模块初始化函数</text:span><text:span text:style-name="T17">void initModule()</text:span></text:p>
      <text:p text:style-name="P24">void initCustomPy() </text:p>
      <text:p text:style-name="P24">{ </text:p>
      <text:p text:style-name="P24"><text:tab/>Py_InitModule("CustomPy", CustomPyMethods); </text:p>
      <text:p text:style-name="P24">}</text:p>
      <text:p text:style-name="P14">这部分代码在模块被导入的时候被解释器调用<text:span text:style-name="T33">。</text:span></text:p>
      <text:p text:style-name="P14"/>
      <text:p text:style-name="P14">另外，创建扩展还可以先写包装代码<text:span text:style-name="T34">，使用桩函数、测试函数或哑函数，在开发过程中慢慢地把这些函数用有实际功能的函数替换</text:span><text:span text:style-name="T35">。</text:span></text:p>
      <text:p text:style-name="P14"/>
      <text:p text:style-name="P25">3、编译与测试</text:p>
      <text:p text:style-name="P15"><text:span text:style-name="T36">为了让新python扩展能被创建</text:span><text:span text:style-name="T37">，需要把它们与python库放在一起编译</text:span><text:span text:style-name="T38">，以前可能要用到Makefile</text:span><text:span text:style-name="T39">，现在使用distutils模块就可以了</text:span><text:span text:style-name="T40">，能够方便地编译</text:span><text:span text:style-name="T41">、安装和分发这些模块、扩展和包</text:span><text:span text:style-name="T42">，只需创建一个setup.py脚本就行。</text:span></text:p>
      <text:p text:style-name="P23">#!/usr/bin/env python </text:p>
      <text:p text:style-name="P23"/>
      <text:p text:style-name="P23">from distutils.core import setup, Extension </text:p>
      <text:p text:style-name="P23"/>
      <text:p text:style-name="P23">MOD = 'CustomPy' </text:p>
      <text:p text:style-name="P23">setup(name = MOD, ext_modules = [Extension(MOD, sources = [PythonEx.c])])</text:p>
      <text:p text:style-name="P25"/>
      <text:p text:style-name="P15"><text:span text:style-name="T36">下面直接运行setup.py脚本来创建自定义模块</text:span><text:span text:style-name="T43">，或者是install到python环境里</text:span><text:span text:style-name="T44">，</text:span><text:soft-page-break/><text:span text:style-name="T44">最终会生成一个so文件，接着import这个模块就可以使用了</text:span><text:span text:style-name="T45">。</text:span></text:p>
      <text:p text:style-name="P26"/>
      <text:p text:style-name="P15"><text:span text:style-name="T36">还有两点需要注意的是</text:span><text:span text:style-name="T46">，python的垃圾自动回收策略是引用计数</text:span><text:span text:style-name="T47">，以及线程安全操作</text:span><text:span text:style-name="T48">，这些都可以加入到自定义的模块中。</text:span></text:p>
      <text:p text:style-name="P15"/>
      <text:p text:style-name="P16">上面的例子中用C扩展了Python<text:span text:style-name="T49">，我们还可以用Java扩展Jython</text:span><text:span text:style-name="T50">，使用C</text:span><text:span text:style-name="T51">#或者VB .NET扩展IronPython</text:span><text:span text:style-name="T52">。如果在win</text:span><text:span text:style-name="T53">32下，python还可以使用其COM</text:span><text:span text:style-name="T54">（市场名字为ActiveX）操作Microsoft Office</text:span><text:span text:style-name="T55">。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10T16:54:38</meta:creation-date>
    <meta:generator>LibreOffice/4.0.2.2$Linux_X86_64 LibreOffice_project/400m0$Build-2</meta:generator>
    <dc:date>2015-06-11T10:48:39</dc:date>
    <dc:creator>hanjunjie </dc:creator>
    <meta:editing-duration>PT3H21M56S</meta:editing-duration>
    <meta:editing-cycles>112</meta:editing-cycles>
    <meta:document-statistic meta:table-count="0" meta:image-count="0" meta:object-count="0" meta:page-count="4" meta:paragraph-count="101" meta:word-count="1183" meta:character-count="3173" meta:non-whitespace-character-count="2870"/>
  </office:meta>
</office:document-meta>
</file>